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solid" draw:fill-color="#cccccc" draw:opacity="91%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.512cm" fo:min-width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fill-color="#cccccc" draw:opacity="91%" draw:textarea-horizontal-align="justify" draw:textarea-vertical-align="middle" draw:auto-grow-height="false" fo:min-height="0.512cm" fo:min-width="0.262cm"/>
    </style:style>
    <style:style style:name="gr6" style:family="graphic" style:parent-style-name="standard">
      <style:graphic-properties draw:fill="none" draw:fill-color="#cccccc" draw:opacity="100%" draw:opacity-name="Transparency_20_1"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461cm" fo:min-width="0.262cm"/>
    </style:style>
    <style:style style:name="gr8" style:family="graphic" style:parent-style-name="standard">
      <style:graphic-properties draw:fill="none" draw:fill-color="#cccccc" draw:textarea-horizontal-align="justify" draw:textarea-vertical-align="middle" draw:auto-grow-height="false" fo:min-height="0.461cm" fo:min-width="0.262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0.461cm" fo:min-width="0.26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11cm" fo:min-width="0.262cm"/>
    </style:style>
    <style:style style:name="gr11" style:family="graphic" style:parent-style-name="standard">
      <style:graphic-properties draw:fill="none" draw:fill-color="#cccccc" draw:textarea-horizontal-align="justify" draw:textarea-vertical-align="middle" draw:auto-grow-height="false" fo:min-height="0.511cm" fo:min-width="0.262cm"/>
    </style:style>
    <style:style style:name="gr12" style:family="graphic" style:parent-style-name="standard">
      <style:graphic-properties draw:fill="none" draw:fill-color="#cccccc" draw:textarea-horizontal-align="justify" draw:textarea-vertical-align="middle" draw:auto-grow-height="false" fo:min-height="0.512cm" fo:min-width="0.262cm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0.511cm" fo:min-width="0.262cm"/>
    </style:style>
    <style:style style:name="P1" style:family="paragraph">
      <style:paragraph-properties fo:text-align="center"/>
      <style:text-properties style:font-name="DejaVu Sans Mono"/>
    </style:style>
    <style:style style:name="P2" style:family="paragraph">
      <loext:graphic-properties draw:fill="none"/>
      <style:paragraph-properties fo:text-align="center"/>
      <style:text-properties style:font-name="DejaVu Sans Mono"/>
    </style:style>
    <style:style style:name="P3" style:family="paragraph">
      <loext:graphic-properties draw:fill="solid" draw:fill-color="#cccccc" draw:opacity="91%"/>
      <style:paragraph-properties fo:text-align="center"/>
      <style:text-properties style:font-name="DejaVu Sans Mono"/>
    </style:style>
    <style:style style:name="P4" style:family="paragraph">
      <loext:graphic-properties draw:fill="solid" draw:fill-color="#cccccc"/>
      <style:paragraph-properties fo:text-align="center"/>
      <style:text-properties style:font-name="DejaVu Sans Mono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  <style:text-properties style:font-name="Times New Roman" fo:font-size="20pt" fo:font-style="italic" style:font-size-asian="24pt" style:font-style-asian="italic" style:font-size-complex="24pt" style:font-style-complex="italic"/>
    </style:style>
    <style:style style:name="P7" style:family="paragraph">
      <loext:graphic-properties draw:fill="none" draw:fill-color="#cccccc" draw:opacity="91%"/>
      <style:paragraph-properties fo:text-align="center"/>
      <style:text-properties style:font-name="DejaVu Sans Mono"/>
    </style:style>
    <style:style style:name="P8" style:family="paragraph">
      <loext:graphic-properties draw:fill="none" draw:fill-color="#cccccc" draw:opacity="100%" draw:opacity-name="Transparency_20_1"/>
      <style:paragraph-properties fo:text-align="center"/>
      <style:text-properties style:font-name="DejaVu Sans Mono"/>
    </style:style>
    <style:style style:name="P9" style:family="paragraph">
      <loext:graphic-properties draw:fill="none" draw:fill-color="#cccccc"/>
      <style:paragraph-properties fo:text-align="center"/>
      <style:text-properties style:font-name="DejaVu Sans Mono"/>
    </style:style>
    <style:style style:name="T1" style:family="text">
      <style:text-properties style:font-name="DejaVu Sans Mono"/>
    </style:style>
    <style:style style:name="T2" style:family="text">
      <style:text-properties style:font-name="Times New Roman" fo:font-style="italic" style:font-size-asian="24pt" style:font-style-asian="italic" style:font-size-complex="24pt" style:font-style-complex="italic"/>
    </style:style>
    <style:style style:name="T3" style:family="text">
      <style:text-properties style:text-position="-33% 58%" style:font-name="Times New Roman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4.524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286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048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81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35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0.112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0.874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1.636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588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0.112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2.086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2.848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954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4.716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5.478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6.24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192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4.716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5.479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7.002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141cm" svg:height="1.202cm" svg:x="2.806cm" svg:y="1.508cm">
          <draw:text-box>
            <text:p text:style-name="P5"><text:span text:style-name="T2">P</text:span><text:span text:style-name="T3">1</text:span></text:p>
          </draw:text-box>
        </draw:frame>
        <draw:frame draw:style-name="gr4" draw:text-style-name="P6" draw:layer="layout" svg:width="1.141cm" svg:height="1.202cm" svg:x="6.107cm" svg:y="1.508cm">
          <draw:text-box>
            <text:p text:style-name="P5"><text:span text:style-name="T2">P</text:span><text:span text:style-name="T3">2</text:span></text:p>
          </draw:text-box>
        </draw:frame>
        <draw:frame draw:style-name="gr4" draw:text-style-name="P6" draw:layer="layout" svg:width="1.141cm" svg:height="1.202cm" svg:x="11.008cm" svg:y="1.508cm">
          <draw:text-box>
            <text:p text:style-name="P5"><text:span text:style-name="T2">P</text:span><text:span text:style-name="T3">3</text:span></text:p>
          </draw:text-box>
        </draw:frame>
        <draw:frame draw:style-name="gr4" draw:text-style-name="P6" draw:layer="layout" svg:width="1.141cm" svg:height="1.202cm" svg:x="16.409cm" svg:y="1.508cm">
          <draw:text-box>
            <text:p text:style-name="P5"><text:span text:style-name="T2">P</text:span><text:span text:style-name="T3">4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0.762cm" svg:height="0.762cm" svg:x="6.588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7.35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112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954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762cm" svg:height="0.762cm" svg:x="14.716cm" svg:y="2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5.478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6.24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192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62cm" svg:height="0.762cm" svg:x="17.002cm" svg:y="2.77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0.816cm" svg:y="2.0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.578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11cm" svg:x="1.508cm" svg:y="4.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711cm" svg:x="2.27cm" svg:y="4.8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62cm" svg:height="0.711cm" svg:x="3.032cm" svg:y="5.52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11cm" svg:x="3.794cm" svg:y="5.52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11cm" svg:x="0.746cm" svg:y="4.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711cm" svg:x="5.318cm" svg:y="5.52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62cm" svg:height="0.711cm" svg:x="3.033cm" svg:y="4.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11cm" svg:x="4.556cm" svg:y="5.52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7.35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11cm" svg:x="7.35cm" svg:y="4.80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711cm" svg:x="8.112cm" svg:y="4.80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62cm" svg:height="0.711cm" svg:x="8.874cm" svg:y="5.5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62cm" svg:height="0.711cm" svg:x="9.636cm" svg:y="5.5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11cm" svg:x="6.588cm" svg:y="4.80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711cm" svg:x="11.16cm" svg:y="5.5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62cm" svg:height="0.711cm" svg:x="8.875cm" svg:y="4.80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11cm" svg:x="10.398cm" svg:y="5.5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62cm" svg:height="0.711cm" svg:x="9.636cm" svg:y="4.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711cm" svg:x="11.922cm" svg:y="5.5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1cm" svg:x="13.954cm" svg:y="4.80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762cm" svg:height="0.761cm" svg:x="14.716cm" svg:y="4.80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5.478cm" svg:y="5.57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6.24cm" svg:y="5.57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192cm" svg:y="4.80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762cm" svg:x="17.764cm" svg:y="5.57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762cm" svg:height="0.761cm" svg:x="15.479cm" svg:y="4.80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7.002cm" svg:y="5.57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762cm" svg:height="0.761cm" svg:x="16.24cm" svg:y="4.80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762cm" svg:x="18.526cm" svg:y="5.57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9.288cm" svg:y="5.57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17.002cm" svg:y="4.81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141cm" svg:height="1.202cm" svg:x="1.805cm" svg:y="1.508cm">
          <draw:text-box>
            <text:p text:style-name="P5"><text:span text:style-name="T2">P</text:span><text:span text:style-name="T3">1</text:span></text:p>
          </draw:text-box>
        </draw:frame>
        <draw:frame draw:style-name="gr4" draw:text-style-name="P6" draw:layer="layout" svg:width="1.141cm" svg:height="1.202cm" svg:x="8.306cm" svg:y="1.508cm">
          <draw:text-box>
            <text:p text:style-name="P5"><text:span text:style-name="T2">P</text:span><text:span text:style-name="T3">2</text:span></text:p>
          </draw:text-box>
        </draw:frame>
        <draw:frame draw:style-name="gr4" draw:text-style-name="P6" draw:layer="layout" svg:width="1.141cm" svg:height="1.202cm" svg:x="4.106cm" svg:y="4.308cm">
          <draw:text-box>
            <text:p text:style-name="P5"><text:span text:style-name="T2">P</text:span><text:span text:style-name="T3">4</text:span></text:p>
          </draw:text-box>
        </draw:frame>
        <draw:frame draw:style-name="gr4" draw:text-style-name="P6" draw:layer="layout" svg:width="1.141cm" svg:height="1.202cm" svg:x="15.707cm" svg:y="1.508cm">
          <draw:text-box>
            <text:p text:style-name="P5"><text:span text:style-name="T2">P</text:span><text:span text:style-name="T3">3</text:span></text:p>
          </draw:text-box>
        </draw:frame>
        <draw:frame draw:style-name="gr4" draw:text-style-name="P6" draw:layer="layout" svg:width="1.141cm" svg:height="1.202cm" svg:x="10.607cm" svg:y="4.308cm">
          <draw:text-box>
            <text:p text:style-name="P5"><text:span text:style-name="T2">P</text:span><text:span text:style-name="T3">5</text:span></text:p>
          </draw:text-box>
        </draw:frame>
        <draw:frame draw:style-name="gr4" draw:text-style-name="P6" draw:layer="layout" svg:width="1.141cm" svg:height="1.202cm" svg:x="18.008cm" svg:y="4.308cm">
          <draw:text-box>
            <text:p text:style-name="P5"><text:span text:style-name="T2">P</text:span><text:span text:style-name="T3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20:37:22.037001587</meta:creation-date>
    <dc:date>2019-11-26T21:09:50.069163147</dc:date>
    <meta:editing-duration>PT9M33S</meta:editing-duration>
    <meta:editing-cycles>2</meta:editing-cycles>
    <meta:generator>LibreOffice/6.0.7.3$Linux_X86_64 LibreOffice_project/00m0$Build-3</meta:generator>
    <meta:document-statistic meta:object-count="72"/>
  </office:meta>
</office:document-meta>
</file>